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rFactoryImpl.makeSerializer( OutputStream output , Output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rFactoryImpl.getSuppor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rFactoryImpl.getSerializer( OutputFormat forma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ializerFactoryImpl.makeSerializer( Writer writer , Output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rFactoryImpl.SerializerFactoryImpl( String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erFactoryImpl.makeSerializer( Output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